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1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0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1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4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5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75cm" svg:height="2.054cm" svg:x="18.8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758cm" svg:height="1.535cm" svg:x="18.848cm" svg:y="4.704cm">
          <text:list text:style-name="L1">
            <text:list-header>
              <text:p text:style-name="P15"><text:span text:style-name="T2">Webmail</text:span></text:p>
            </text:list-header>
            <text:list-item>
              <text:p text:style-name="P1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227cm" svg:y1="6.239cm" svg:x2="21.231cm" svg:y2="7.785cm" draw:start-shape="id7" draw:start-glue-point="2" draw:end-shape="id8" draw:end-glue-point="0" svg:d="M21227 6239l4 1546" svg:viewBox="0 0 5 1547">
          <text:p/>
        </draw:connector>
        <draw:custom-shape draw:style-name="gr25" draw:text-style-name="P7" draw:layer="layout" svg:width="1.772cm" svg:height="0.642cm" svg:x="21.2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75cm" svg:height="1.321cm" svg:x="18.8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75cm" svg:height="1.321cm" svg:x="18.8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758cm" svg:height="1.535cm" svg:x="18.848cm" svg:y="1.704cm">
          <text:list text:style-name="L1">
            <text:list-header>
              <text:p text:style-name="P15"><text:span text:style-name="T2">Sender</text:span></text:p>
            </text:list-header>
            <text:list-item>
              <text:p text:style-name="P15"><text:span text:style-name="T4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227cm" svg:y1="3.239cm" svg:x2="21.227cm" svg:y2="4.704cm" draw:start-shape="id9" draw:start-glue-point="2" draw:end-shape="id7" draw:end-glue-point="0" svg:d="M21227 3239v1465" svg:viewBox="0 0 1 1466">
          <text:p/>
        </draw:connector>
        <draw:custom-shape draw:style-name="gr30" draw:text-style-name="P7" draw:layer="layout" svg:width="2.424cm" svg:height="0.642cm" svg:x="21.2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758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758cm" svg:height="1.535cm" svg:x="18.848cm" svg:y="17.004cm">
          <text:list text:style-name="L1">
            <text:list-header>
              <text:p text:style-name="P15"><text:span text:style-name="T2">Recipient</text:span></text:p>
            </text:list-header>
            <text:list-item>
              <text:p text:style-name="P15"><text:span text:style-name="T4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227cm" svg:y1="14.004cm" svg:x2="21.231cm" svg:y2="12.481cm" draw:start-shape="id13" draw:start-glue-point="0" draw:end-shape="id15" draw:end-glue-point="2" svg:d="M21227 14004l4-1523" svg:viewBox="0 0 5 1524">
          <text:p/>
        </draw:connector>
        <draw:custom-shape draw:style-name="gr40" draw:text-style-name="P7" draw:layer="layout" svg:width="3.749cm" svg:height="0.642cm" svg:x="21.2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227cm" svg:y1="17.004cm" svg:x2="21.227cm" svg:y2="15.539cm" draw:start-shape="id16" draw:start-glue-point="0" draw:end-shape="id13" draw:end-glue-point="2" svg:d="M21227 17004v-1465" svg:viewBox="0 0 1 1466">
          <text:p/>
        </draw:connector>
        <draw:custom-shape draw:style-name="gr41" draw:text-style-name="P7" draw:layer="layout" svg:width="2.424cm" svg:height="0.642cm" svg:x="21.2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6">UMA/MFA</text:span></text:p>
            </text:list-header>
            <text:list-item>
              <text:p text:style-name="P19"><text:span text:style-name="T5">Requesting Party Client</text:span></text:p>
            </text:list-item>
            <text:list-item>
              <text:p text:style-name="P19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5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6">UMA/MFA</text:span></text:p>
            </text:list-header>
            <text:list-item>
              <text:p text:style-name="P19"><text:span text:style-name="T5">Requesting Party Client</text:span></text:p>
            </text:list-item>
            <text:list-item>
              <text:p text:style-name="P19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5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82cm" svg:y1="6.35cm" svg:x2="20.507cm" svg:y2="6.35cm" svg:d="M25282 6350h-4775" svg:viewBox="0 0 4776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5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7">MAA</text:span></text:p>
            </text:list-header>
            <text:list-item>
              <text:p text:style-name="P2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5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7">UMA</text:span></text:p>
            </text:list-header>
            <text:list-item>
              <text:p text:style-name="P2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5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9">UMA/MFA</text:span></text:p>
            </text:list-header>
            <text:list-item>
              <text:p text:style-name="P28"><text:span text:style-name="T8">Requesting Party Client</text:span></text:p>
            </text:list-item>
            <text:list-item>
              <text:p text:style-name="P28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6">UMA/MFA</text:span></text:p>
            </text:list-header>
            <text:list-item>
              <text:p text:style-name="P19"><text:span text:style-name="T5">Requesting Party Client</text:span></text:p>
            </text:list-item>
            <text:list-item>
              <text:p text:style-name="P19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5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1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2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3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2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5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7">MAA</text:span></text:p>
            </text:list-header>
            <text:list-item>
              <text:p text:style-name="P2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5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7">UMA</text:span></text:p>
            </text:list-header>
            <text:list-item>
              <text:p text:style-name="P2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5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9">UMA/MFA</text:span></text:p>
            </text:list-header>
            <text:list-item>
              <text:p text:style-name="P28"><text:span text:style-name="T8">Requesting Party Client</text:span></text:p>
            </text:list-item>
            <text:list-item>
              <text:p text:style-name="P28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6">UMA/MFA</text:span></text:p>
            </text:list-header>
            <text:list-item>
              <text:p text:style-name="P19"><text:span text:style-name="T5">Requesting Party Client</text:span></text:p>
            </text:list-item>
            <text:list-item>
              <text:p text:style-name="P19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5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1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5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7">MAA</text:span></text:p>
            </text:list-header>
            <text:list-item>
              <text:p text:style-name="P2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4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7">MAA</text:span></text:p>
            </text:list-header>
            <text:list-item>
              <text:p text:style-name="P2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7">UMA</text:span></text:p>
            </text:list-header>
            <text:list-item>
              <text:p text:style-name="P2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5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9">UMA/MFA</text:span></text:p>
            </text:list-header>
            <text:list-item>
              <text:p text:style-name="P28"><text:span text:style-name="T8">Requesting Party Client</text:span></text:p>
            </text:list-item>
            <text:list-item>
              <text:p text:style-name="P28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5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7">UMA</text:span></text:p>
            </text:list-header>
            <text:list-item>
              <text:p text:style-name="P27"><text:span text:style-name="T8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9">UMA/MFA</text:span></text:p>
            </text:list-header>
            <text:list-item>
              <text:p text:style-name="P28"><text:span text:style-name="T8">Requesting Party Client</text:span></text:p>
            </text:list-item>
            <text:list-item>
              <text:p text:style-name="P28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4">Webmail</text:span></text:p>
            </text:list-header>
            <text:list-item>
              <text:p text:style-name="P27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6" xml:id="id55" draw:id="id55" draw:layer="layout" svg:width="1.932cm" svg:height="1.889cm" svg:x="25.775cm" svg:y="11.03cm">
          <text:list text:style-name="L1">
            <text:list-header>
              <text:p text:style-name="P28"><text:span text:style-name="T14">Data</text:span></text:p>
              <text:p text:style-name="P28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37" draw:layer="layout" svg:width="1.497cm" svg:height="0.642cm" svg:x="19.633cm" svg:y="6.75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9" xml:id="id71" draw:id="id71" draw:layer="layout" svg:width="3.048cm" svg:height="1.473cm" svg:x="4.877cm" svg:y="6.669cm">
          <text:list text:style-name="L1">
            <text:list-header>
              <text:p text:style-name="P47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7">MAA</text:span></text:p>
            </text:list-header>
            <text:list-item>
              <text:p text:style-name="P4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51" xml:id="id73" draw:id="id73" draw:layer="layout" svg:width="3.048cm" svg:height="1.473cm" svg:x="21.832cm" svg:y="6.669cm">
          <text:list text:style-name="L1">
            <text:list-header>
              <text:p text:style-name="P50"><text:span text:style-name="T1">MTA</text:span></text:p>
            </text:list-header>
            <text:list-item>
              <text:p text:style-name="P50"><text:span text:style-name="T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3" draw:layer="layout" svg:width="2.479cm" svg:height="0.642cm" svg:x="14.906cm" svg:y="5.354cm">
          <text:list text:style-name="L1">
            <text:list-header>
              <text:p text:style-name="P52"><text:span text:style-name="T1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1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0"><text:span text:style-name="T1">MAA</text:span></text:p>
            </text:list-header>
            <text:list-item>
              <text:p text:style-name="P50"><text:span text:style-name="T5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8"><text:span text:style-name="T7">UMA</text:span></text:p>
            </text:list-header>
            <text:list-item>
              <text:p text:style-name="P4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9" xml:id="id69" draw:id="id69" draw:layer="layout" svg:width="3.048cm" svg:height="1.535cm" svg:x="4.877cm" svg:y="15.004cm">
          <text:list text:style-name="L1">
            <text:list-header>
              <text:p text:style-name="P47"><text:span text:style-name="T14">Webmail</text:span></text:p>
            </text:list-header>
            <text:list-item>
              <text:p text:style-name="P47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9">UMA/MFA</text:span></text:p>
            </text:list-header>
            <text:list-item>
              <text:p text:style-name="P48"><text:span text:style-name="T8">Requesting Party Client</text:span></text:p>
            </text:list-item>
            <text:list-item>
              <text:p text:style-name="P48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7"><text:span text:style-name="T7">UMA</text:span></text:p>
            </text:list-header>
            <text:list-item>
              <text:p text:style-name="P47"><text:span text:style-name="T8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FA</text:span></text:p>
            </text:list-header>
            <text:list-item>
              <text:p text:style-name="P3"><text:span text:style-name="T5">Requesting Party Client</text:span></text:p>
            </text:list-item>
            <text:list-item>
              <text:p text:style-name="P3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9" xml:id="id70" draw:id="id70" draw:layer="layout" svg:width="3.048cm" svg:height="1.535cm" svg:x="21.877cm" svg:y="15.004cm">
          <text:list text:style-name="L1">
            <text:list-header>
              <text:p text:style-name="P47"><text:span text:style-name="T14">Webmail</text:span></text:p>
            </text:list-header>
            <text:list-item>
              <text:p text:style-name="P47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8"><text:span text:style-name="T14">Data</text:span></text:p>
              <text:p text:style-name="P48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3" draw:layer="layout" svg:width="2.195cm" svg:height="0.642cm" svg:x="14.958cm" svg:y="12.478cm">
          <text:list text:style-name="L1">
            <text:list-header>
              <text:p text:style-name="P52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3" draw:layer="layout" svg:width="1.497cm" svg:height="0.642cm" svg:x="23.429cm" svg:y="9.438cm">
          <text:list text:style-name="L1">
            <text:list-header>
              <text:p text:style-name="P52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3" draw:layer="layout" svg:width="2.487cm" svg:height="0.642cm" svg:x="11.091cm" svg:y="10.196cm">
          <text:list text:style-name="L1">
            <text:list-header>
              <text:p text:style-name="P52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3" draw:layer="layout" svg:width="1.408cm" svg:height="0.642cm" svg:x="8.065cm" svg:y="11.29cm">
          <text:list text:style-name="L1">
            <text:list-header>
              <text:p text:style-name="P52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3" draw:layer="layout" svg:width="1.408cm" svg:height="0.642cm" svg:x="20.279cm" svg:y="11.302cm">
          <text:list text:style-name="L1">
            <text:list-header>
              <text:p text:style-name="P52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61" draw:layer="layout" svg:width="1.497cm" svg:height="0.642cm" svg:x="19.6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3" draw:layer="layout" svg:width="1.408cm" svg:height="0.642cm" svg:x="6.379cm" svg:y="13.602cm">
          <text:list text:style-name="L1">
            <text:list-header>
              <text:p text:style-name="P52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3" draw:layer="layout" svg:width="1.408cm" svg:height="0.642cm" svg:x="23.393cm" svg:y="13.614cm">
          <text:list text:style-name="L1">
            <text:list-header>
              <text:p text:style-name="P52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3" draw:layer="layout" svg:width="3.093cm" svg:height="0.642cm" svg:x="4.832cm" svg:y="16.935cm">
          <text:list text:style-name="L1">
            <text:list-header>
              <text:p text:style-name="P52"><text:span text:style-name="T1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3" draw:layer="layout" svg:width="2.907cm" svg:height="0.642cm" svg:x="22.028cm" svg:y="16.944cm">
          <text:list text:style-name="L1">
            <text:list-header>
              <text:p text:style-name="P52"><text:span text:style-name="T1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2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2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9" xml:id="id83" draw:id="id83" draw:layer="layout" svg:width="3.048cm" svg:height="1.473cm" svg:x="4.877cm" svg:y="6.669cm">
          <text:list text:style-name="L1">
            <text:list-header>
              <text:p text:style-name="P47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9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7">MAA</text:span></text:p>
            </text:list-header>
            <text:list-item>
              <text:p text:style-name="P4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63" xml:id="id85" draw:id="id85" draw:layer="layout" svg:width="3.048cm" svg:height="1.473cm" svg:x="21.832cm" svg:y="6.669cm">
          <text:list text:style-name="L1">
            <text:list-header>
              <text:p text:style-name="P48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3" draw:layer="layout" svg:width="2.479cm" svg:height="0.642cm" svg:x="14.906cm" svg:y="5.354cm">
          <text:list text:style-name="L1">
            <text:list-header>
              <text:p text:style-name="P52"><text:span text:style-name="T1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63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7">MAA</text:span></text:p>
            </text:list-header>
            <text:list-item>
              <text:p text:style-name="P48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5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8"><text:span text:style-name="T7">UMA</text:span></text:p>
            </text:list-header>
            <text:list-item>
              <text:p text:style-name="P4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9" xml:id="id81" draw:id="id81" draw:layer="layout" svg:width="3.048cm" svg:height="1.535cm" svg:x="4.877cm" svg:y="15.004cm">
          <text:list text:style-name="L1">
            <text:list-header>
              <text:p text:style-name="P47"><text:span text:style-name="T14">Webmail</text:span></text:p>
            </text:list-header>
            <text:list-item>
              <text:p text:style-name="P47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9">UMA/MFA</text:span></text:p>
            </text:list-header>
            <text:list-item>
              <text:p text:style-name="P48"><text:span text:style-name="T8">Requesting Party Client</text:span></text:p>
            </text:list-item>
            <text:list-item>
              <text:p text:style-name="P48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FA</text:span></text:p>
            </text:list-header>
            <text:list-item>
              <text:p text:style-name="P3"><text:span text:style-name="T5">Requesting Party Client</text:span></text:p>
            </text:list-item>
            <text:list-item>
              <text:p text:style-name="P3"><text:span text:style-name="T5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5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3" draw:layer="layout" svg:width="1.497cm" svg:height="0.642cm" svg:x="23.429cm" svg:y="9.438cm">
          <text:list text:style-name="L1">
            <text:list-header>
              <text:p text:style-name="P52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3" draw:layer="layout" svg:width="2.487cm" svg:height="0.642cm" svg:x="11.091cm" svg:y="10.196cm">
          <text:list text:style-name="L1">
            <text:list-header>
              <text:p text:style-name="P52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3" draw:layer="layout" svg:width="2.487cm" svg:height="0.642cm" svg:x="18.694cm" svg:y="10.208cm">
          <text:list text:style-name="L1">
            <text:list-header>
              <text:p text:style-name="P52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3" draw:layer="layout" svg:width="1.408cm" svg:height="0.642cm" svg:x="8.065cm" svg:y="11.29cm">
          <text:list text:style-name="L1">
            <text:list-header>
              <text:p text:style-name="P52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3" draw:layer="layout" svg:width="1.497cm" svg:height="0.642cm" svg:x="19.633cm" svg:y="6.75cm">
          <text:list text:style-name="L1">
            <text:list-header>
              <text:p text:style-name="P52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3" draw:layer="layout" svg:width="1.408cm" svg:height="0.642cm" svg:x="6.379cm" svg:y="13.602cm">
          <text:list text:style-name="L1">
            <text:list-header>
              <text:p text:style-name="P52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3" draw:layer="layout" svg:width="3.093cm" svg:height="0.642cm" svg:x="4.832cm" svg:y="16.935cm">
          <text:list text:style-name="L1">
            <text:list-header>
              <text:p text:style-name="P52"><text:span text:style-name="T1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2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2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2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3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2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5" draw:layer="layout" svg:width="5.612cm" svg:height="0.642cm" svg:x="14.95cm" svg:y="10.719cm">
          <text:list text:style-name="L1">
            <text:list-header>
              <text:p text:style-name="P64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15T08:46:10.929363124</dc:date>
    <dc:creator>Igor Zboran</dc:creator>
    <meta:editing-duration>P2DT20H3M54S</meta:editing-duration>
    <meta:editing-cycles>231</meta:editing-cycles>
    <meta:generator>LibreOffice/7.0.1.2$Linux_X86_64 LibreOffice_project/88a63c56098013eb4038e11ebe7c8c0daab09aa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92"/>
  </office:meta>
</office:document-meta>
</file>